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fo:font-weight="bold" officeooo:rsid="0011165f" officeooo:paragraph-rsid="0011165f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6pt" officeooo:rsid="0011165f" officeooo:paragraph-rsid="0011165f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Arial" fo:font-size="16pt" fo:font-weight="bold" officeooo:rsid="001662b5" officeooo:paragraph-rsid="001662b5" style:font-size-asian="14pt" style:font-weight-asian="bold" style:font-size-complex="16pt" style:font-weight-complex="bold"/>
    </style:style>
    <style:style style:name="P4" style:family="paragraph" style:parent-style-name="Standard">
      <style:text-properties style:font-name="Arial" officeooo:rsid="0011165f" officeooo:paragraph-rsid="0011165f"/>
    </style:style>
    <style:style style:name="P5" style:family="paragraph" style:parent-style-name="Standard">
      <style:paragraph-properties fo:text-align="justify" style:justify-single-word="false"/>
      <style:text-properties style:font-name="Arial" fo:font-size="15pt" officeooo:rsid="0011165f" officeooo:paragraph-rsid="0011165f" style:font-size-asian="15pt" style:font-size-complex="15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5pt" officeooo:rsid="0011165f" officeooo:paragraph-rsid="001662b5" style:font-size-asian="15pt" style:font-size-complex="15pt"/>
    </style:style>
    <style:style style:name="P7" style:family="paragraph" style:parent-style-name="Standard" style:list-style-name="L9">
      <style:paragraph-properties fo:text-align="justify" style:justify-single-word="false"/>
      <style:text-properties style:font-name="Arial" fo:font-size="15pt" officeooo:rsid="0011165f" officeooo:paragraph-rsid="00179b41" style:font-size-asian="15pt" style:font-size-complex="15pt"/>
    </style:style>
    <style:style style:name="P8" style:family="paragraph" style:parent-style-name="Standard" style:list-style-name="L11">
      <style:paragraph-properties fo:text-align="justify" style:justify-single-word="false"/>
      <style:text-properties style:font-name="Arial" fo:font-size="15pt" officeooo:rsid="0011165f" officeooo:paragraph-rsid="00179b41" style:font-size-asian="15pt" style:font-size-complex="15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5pt" officeooo:rsid="0011165f" officeooo:paragraph-rsid="00179b41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5pt" style:text-underline-style="none" fo:font-weight="normal" officeooo:rsid="0011165f" officeooo:paragraph-rsid="001662b5" style:font-size-asian="15pt" style:font-weight-asian="normal" style:font-size-complex="15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Arial" fo:font-size="15pt" style:text-underline-style="none" fo:font-weight="normal" officeooo:rsid="0011165f" officeooo:paragraph-rsid="001662b5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5pt" style:text-underline-style="none" fo:font-weight="bold" officeooo:rsid="0011165f" officeooo:paragraph-rsid="001662b5" style:font-size-asian="15pt" style:font-weight-asian="bold" style:font-size-complex="15pt" style:font-weight-complex="bold"/>
    </style:style>
    <style:style style:name="P13" style:family="paragraph" style:parent-style-name="Standard" style:list-style-name="L3">
      <style:paragraph-properties fo:text-align="justify" style:justify-single-word="false"/>
      <style:text-properties style:font-name="Arial" fo:font-size="15pt" fo:font-weight="bold" officeooo:rsid="0011165f" officeooo:paragraph-rsid="001662b5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Arial" fo:font-size="13pt" fo:font-weight="bold" officeooo:rsid="0011165f" officeooo:paragraph-rsid="001a14b7" style:font-size-asian="13pt" style:font-weight-asian="bold" style:font-size-complex="13pt" style:font-weight-complex="bold"/>
    </style:style>
    <style:style style:name="P15" style:family="paragraph" style:parent-style-name="Standard">
      <style:text-properties style:font-name="Arial" fo:font-size="13pt" fo:font-weight="bold" officeooo:rsid="0011165f" officeooo:paragraph-rsid="00179b41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3pt" fo:font-weight="bold" officeooo:rsid="0011165f" officeooo:paragraph-rsid="0011165f" style:font-size-asian="13pt" style:font-weight-asian="bold" style:font-size-complex="13pt" style:font-weight-complex="bold"/>
    </style:style>
    <style:style style:name="P17" style:family="paragraph" style:parent-style-name="Standard" style:list-style-name="L1">
      <style:text-properties style:font-name="Arial" fo:font-size="13pt" officeooo:rsid="0011165f" officeooo:paragraph-rsid="0011165f" style:font-size-asian="13pt" style:font-size-complex="13pt"/>
    </style:style>
    <style:style style:name="P18" style:family="paragraph" style:parent-style-name="Standard" style:list-style-name="L1">
      <style:text-properties style:font-name="Arial" fo:font-size="13pt" officeooo:rsid="0011165f" officeooo:paragraph-rsid="00179b41" style:font-size-asian="13pt" style:font-size-complex="13pt"/>
    </style:style>
    <style:style style:name="P19" style:family="paragraph" style:parent-style-name="Standard">
      <style:text-properties style:font-name="Arial" fo:font-size="13pt" officeooo:rsid="0011165f" officeooo:paragraph-rsid="0011165f" style:font-size-asian="13pt" style:font-size-complex="13pt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Arial" fo:font-size="13pt" officeooo:rsid="0011165f" officeooo:paragraph-rsid="00179b41" style:font-size-asian="13pt" style:font-size-complex="13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normal" officeooo:rsid="0011165f" officeooo:paragraph-rsid="0011165f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a77f" style:font-weight-asian="bold" style:font-weight-complex="bold"/>
    </style:style>
    <style:style style:name="T3" style:family="text">
      <style:text-properties fo:font-weight="bold" officeooo:rsid="001662b5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font-size="16pt" style:text-underline-style="none" style:font-size-asian="14pt" style:font-size-complex="16pt"/>
    </style:style>
    <style:style style:name="T6" style:family="text">
      <style:text-properties officeooo:rsid="0011dff3"/>
    </style:style>
    <style:style style:name="T7" style:family="text">
      <style:text-properties officeooo:rsid="001662b5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662b5" style:font-weight-asian="normal" style:font-weight-complex="normal"/>
    </style:style>
    <style:style style:name="T10" style:family="text">
      <style:text-properties officeooo:rsid="00179b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4"><text:tab/><text:tab/><text:tab/><text:tab/><text:tab/><text:tab/><text:tab/><text:tab/><text:tab/><text:tab/><text:tab/></text:span><text:span text:style-name="T5">10.07.2017</text:span></text:p>
      <text:p text:style-name="P1"/>
      <text:p text:style-name="P1"><text:span text:style-name="T7">PROJECT</text:span> PROPOSAL</text:p>
      <text:p text:style-name="P1"/>
      <text:p text:style-name="P12"><text:span text:style-name="T7">PROJECT <text:s/>NAME</text:span></text:p>
      <text:p text:style-name="P10"><text:tab/></text:p>
      <text:list xml:id="list2007098821839426620" text:style-name="L2">
        <text:list-item>
          <text:p text:style-name="P11"><text:span text:style-name="T7">ICT SEMINAR</text:span></text:p>
        </text:list-item>
      </text:list>
      <text:p text:style-name="P2"/>
      <text:p text:style-name="P3">DETAILS</text:p>
      <text:p text:style-name="P3"/>
      <text:p text:style-name="P3"><text:tab/><text:span text:style-name="T8">VENUE</text:span></text:p>
      <text:list xml:id="list2165196345762393850" text:style-name="L3">
        <text:list-item>
          <text:p text:style-name="P13">J/Karainagar Hindu College</text:p>
        </text:list-item>
      </text:list>
      <text:p text:style-name="P6"><text:span text:style-name="T1"><text:tab/></text:span><text:span text:style-name="T9">DATE</text:span></text:p>
      <text:list xml:id="list1787899744930766965" text:style-name="L9">
        <text:list-item>
          <text:p text:style-name="P7"><text:span text:style-name="T3">14.07.2017 ( </text:span><text:span text:style-name="T1">Friday </text:span><text:span text:style-name="T3">)</text:span></text:p>
        </text:list-item>
      </text:list>
      <text:p text:style-name="P2"><text:tab/><text:span text:style-name="T10">TIME</text:span></text:p>
      <text:list xml:id="list8668105282258830179" text:style-name="L11">
        <text:list-item>
          <text:p text:style-name="P8"><text:span text:style-name="T1">8:30 – 10:30 AM</text:span></text:p>
        </text:list-item>
      </text:list>
      <text:p text:style-name="P2"/>
      <text:p text:style-name="P2"/>
      <text:p text:style-name="P2"/>
      <text:p text:style-name="P9">We decided to organize a <text:span text:style-name="T1">seminar for O/L ICT</text:span> students of <text:span text:style-name="T1">J/Karainagar Hindu College</text:span> at <text:span text:style-name="T1">8:30 – 10:30 AM</text:span> on <text:span text:style-name="T1">14.07.2017</text:span> (Friday).<text:span text:style-name="T6">because we try to share our knowledge for the students. </text:span>We planed to explain about <text:span text:style-name="T1">web development (HTML &amp; CSS), Pseudo code </text:span><text:span text:style-name="T2">&amp;</text:span><text:span text:style-name="T1"> Flowchart , UI/UX. </text:span>We need your permission <text:span text:style-name="T7">by your official letter</text:span> to organize this seminar for complete our <text:span text:style-name="T1">personal coaching assignment.</text:span></text:p>
      <text:p text:style-name="P2"/>
      <text:p text:style-name="P15">Our Role Players:</text:p>
      <text:list xml:id="list2307517567193450905" text:style-name="L1">
        <text:list-item>
          <text:p text:style-name="P18"><text:span text:style-name="T10">Perinpanayagam </text:span>Thuvarakan</text:p>
        </text:list-item>
        <text:list-item>
          <text:p text:style-name="P18"><text:span text:style-name="T10">Kulasegaram </text:span>Shangeeran</text:p>
        </text:list-item>
        <text:list-item>
          <text:p text:style-name="P18">Dilani <text:span text:style-name="T10">Karthigesu</text:span> </text:p>
        </text:list-item>
        <text:list-item>
          <text:p text:style-name="P18">Mayoori <text:span text:style-name="T10">Rajee</text:span></text:p>
        </text:list-item>
        <text:list-item>
          <text:p text:style-name="P20">Shahama <text:span text:style-name="T10">Shajith</text:span></text:p>
        </text:list-item>
      </text:list>
      <text:p text:style-name="P2"/>
      <text:p text:style-name="P2"/>
      <text:p text:style-name="P14">Organize by Uki Students</text:p>
      <text:p text:style-name="P2"/>
      <text:p text:style-name="P2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0:27:58.866209946</meta:creation-date>
    <dc:date>2017-07-10T11:00:17.321652333</dc:date>
    <meta:editing-duration>PT11M4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1" meta:paragraph-count="20" meta:word-count="111" meta:character-count="681" meta:non-whitespace-character-count="579"/>
  </office:meta>
</office:document-meta>
</file>